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font-size="14pt" fo:font-weight="bold" officeooo:rsid="0003c4de" officeooo:paragraph-rsid="0003c4de" style:font-size-asian="12.25pt" style:font-weight-asian="bold" style:font-size-complex="14pt" style:font-weight-complex="bold"/>
    </style:style>
    <style:style style:name="P2" style:family="paragraph" style:parent-style-name="Standard">
      <style:text-properties fo:font-size="14pt" fo:font-weight="normal" officeooo:rsid="0003c4de" officeooo:paragraph-rsid="0003c4de" style:font-size-asian="12.25pt" style:font-weight-asian="normal" style:font-size-complex="14pt" style:font-weight-complex="normal"/>
    </style:style>
    <style:style style:name="P3" style:family="paragraph" style:parent-style-name="Standard">
      <style:text-properties fo:font-variant="normal" fo:text-transform="none" fo:color="#000000" loext:opacity="100%" style:font-name="Liberation Serif" fo:font-size="14pt" fo:letter-spacing="normal" fo:font-style="normal" fo:font-weight="normal" officeooo:rsid="0003c4de" officeooo:paragraph-rsid="0003c4de" style:font-size-asian="14pt" style:font-weight-asian="bold" style:font-size-complex="14pt" style:font-weight-complex="bold"/>
    </style:style>
    <style:style style:name="P4" style:family="paragraph" style:parent-style-name="Standard">
      <style:text-properties fo:font-variant="normal" fo:text-transform="none" fo:color="#000000" loext:opacity="100%" style:font-name="Liberation Serif" fo:font-size="14pt" fo:letter-spacing="normal" fo:font-style="normal" fo:font-weight="normal" officeooo:rsid="0003c4de" officeooo:paragraph-rsid="0003c4de" style:font-size-asian="14pt" style:font-weight-asian="normal" style:font-size-complex="14pt" style:font-weight-complex="normal"/>
    </style:style>
    <style:style style:name="P5" style:family="paragraph" style:parent-style-name="Standard">
      <style:text-properties fo:font-variant="normal" fo:text-transform="none" fo:color="#000000" loext:opacity="100%" style:font-name="Liberation Serif" fo:font-size="14pt" fo:letter-spacing="normal" fo:font-style="normal" fo:font-weight="bold" officeooo:rsid="0003c4de" officeooo:paragraph-rsid="0003c4de" style:font-size-asian="14pt" style:font-weight-asian="bold" style:font-size-complex="14pt" style:font-weight-complex="bold"/>
    </style:style>
    <style:style style:name="P6" style:family="paragraph" style:parent-style-name="Text_20_body" style:list-style-name="L1">
      <style:text-properties officeooo:paragraph-rsid="0004be3c"/>
    </style:style>
    <style:style style:name="P7" style:family="paragraph" style:parent-style-name="Text_20_body" style:list-style-name="L1">
      <style:text-properties fo:font-size="14pt" officeooo:paragraph-rsid="0004be3c" style:font-size-asian="14pt" style:font-size-complex="14pt"/>
    </style:style>
    <style:style style:name="P8" style:family="paragraph" style:parent-style-name="Text_20_body">
      <style:text-properties fo:font-size="14pt" officeooo:paragraph-rsid="0003c4de" style:font-size-asian="14pt" style:font-size-complex="14pt"/>
    </style:style>
    <style:style style:name="P9" style:family="paragraph" style:parent-style-name="Text_20_body">
      <style:text-properties fo:font-size="14pt" officeooo:paragraph-rsid="0004be3c" style:font-size-asian="14pt" style:font-size-complex="14pt"/>
    </style:style>
    <style:style style:name="P10" style:family="paragraph" style:parent-style-name="Text_20_body">
      <style:text-properties fo:font-size="14pt" officeooo:paragraph-rsid="00053de1" style:font-size-asian="14pt" style:font-size-complex="14pt"/>
    </style:style>
    <style:style style:name="P11" style:family="paragraph" style:parent-style-name="Text_20_body">
      <style:text-properties fo:font-size="14pt" fo:font-weight="normal" officeooo:paragraph-rsid="0003c4de" style:font-size-asian="14pt" style:font-weight-asian="normal" style:font-size-complex="14pt" style:font-weight-complex="normal"/>
    </style:style>
    <style:style style:name="P12" style:family="paragraph" style:parent-style-name="Text_20_body">
      <style:text-properties fo:font-size="14pt" fo:font-weight="normal" officeooo:paragraph-rsid="0004be3c" style:font-size-asian="14pt" style:font-weight-asian="normal" style:font-size-complex="14pt" style:font-weight-complex="normal"/>
    </style:style>
    <style:style style:name="P13" style:family="paragraph" style:parent-style-name="Text_20_body">
      <style:text-properties fo:font-size="14pt" fo:font-weight="bold" officeooo:paragraph-rsid="0004be3c" style:font-size-asian="14pt" style:font-weight-asian="bold" style:font-size-complex="14pt" style:font-weight-complex="bold"/>
    </style:style>
    <style:style style:name="P14" style:family="paragraph" style:parent-style-name="Text_20_body">
      <style:text-properties officeooo:paragraph-rsid="0004be3c"/>
    </style:style>
    <style:style style:name="P15" style:family="paragraph" style:parent-style-name="Text_20_body">
      <style:text-properties officeooo:paragraph-rsid="00053de1"/>
    </style:style>
    <style:style style:name="T1" style:family="text">
      <style:text-properties fo:font-variant="normal" fo:text-transform="none" fo:color="#000000" loext:opacity="100%" style:font-name="Liberation Serif" fo:letter-spacing="normal" fo:font-style="normal" officeooo:rsid="0003c4de"/>
    </style:style>
    <style:style style:name="T2" style:family="text">
      <style:text-properties fo:font-size="14pt" style:font-size-asian="14pt" style:font-size-complex="14pt"/>
    </style:style>
    <style:style style:name="T3" style:family="text">
      <style:text-properties fo:font-size="14pt" officeooo:rsid="0004be3c"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4be3c" style:font-size-asian="14pt" style:font-weight-asian="bold" style:font-size-complex="14pt" style:font-weight-complex="bold"/>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fo:font-weight="normal" officeooo:rsid="0004be3c" style:font-size-asian="14pt" style:font-weight-asian="normal" style:font-size-complex="14pt" style:font-weight-complex="normal"/>
    </style:style>
    <style:style style:name="T8" style:family="text">
      <style:text-properties fo:font-size="14pt" fo:font-weight="normal" officeooo:rsid="00053de1" style:font-size-asian="14pt" style:font-weight-asian="normal" style:font-size-complex="14pt" style:font-weight-complex="normal"/>
    </style:style>
    <style:style style:name="T9" style:family="text">
      <style:text-properties fo:font-weight="bold" officeooo:rsid="0004be3c" style:font-weight-asian="bold" style:font-weight-complex="bold"/>
    </style:style>
    <style:style style:name="T10" style:family="text">
      <style:text-properties officeooo:rsid="0004be3c"/>
    </style:style>
    <style:style style:name="T11" style:family="text">
      <style:text-properties fo:font-weight="normal" officeooo:rsid="0004be3c" style:font-weight-asian="normal" style:font-weight-complex="normal"/>
    </style:style>
    <style:style style:name="T12" style:family="text">
      <style:text-properties fo:font-weight="normal" officeooo:rsid="00053de1" style:font-weight-asian="normal" style:font-weight-complex="normal"/>
    </style:style>
    <style:style style:name="T13" style:family="text">
      <style:text-properties officeooo:rsid="00053de1"/>
    </style:style>
    <style:style style:name="T14" style:family="text">
      <style:text-properties officeooo:rsid="0006ce6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 200 Module B Assignment</text:p>
      <text:p text:style-name="P1">Name: Soutrik Sarangi</text:p>
      <text:p text:style-name="P1">Roll: 20B090014</text:p>
      <text:p text:style-name="P1"/>
      <text:p text:style-name="P1">1. Where is your hometown?</text:p>
      <text:p text:style-name="P2">My hometown is Kolkata, West Bengal</text:p>
      <text:p text:style-name="P2"/>
      <text:p text:style-name="P1">2. What’s the population of your hometown?</text:p>
      <text:p text:style-name="P3"><text:span text:style-name="T14">T</text:span>he estimated population of Kolkata is 14.85 million people.</text:p>
      <text:p text:style-name="P3"/>
      <text:p text:style-name="P5">3. <text:s/>What are the major sources of drinking water in your hometown? Give brief details on these.</text:p>
      <text:p text:style-name="P4">The major sources of drinking water in Kolkata are the Hooghly River, the Lake at Bhowanipore and the Farakka Barrage. The Calcutta Municipal Corporation (CMC) supplies water to the residents of Kolkata, which is sourced primarily from the River Hooghly. Additionally, water is also supplied from underground sources, such as borewells and tubewells, to meet the increasing demand for water. In recent years, there have been efforts to improve the quality and reliability of the drinking water supply in Kolkata, including the implementation of filtration plants and the expansion of the water distribution network.</text:p>
      <text:p text:style-name="P4"/>
      <text:p text:style-name="P5">4. Which organization is responsible for maintaining/supplying the drinking water? When was it established? What are the rates of water tax for some important categories in your area?</text:p>
      <text:p text:style-name="P11"><text:span text:style-name="T1">The Calcutta Municipal Corporation (CMC) is the main organization responsible for maintaining and supplying the drinking water in Kolkata. The CMC was established in the year 1876 and is one of the oldest municipal corporations in India.</text:span></text:p>
      <text:p text:style-name="P8">The water tax in Kolkata is divided into several categories based on the usage of water and the type of property. Some of the important categories are:</text:p>
      <text:list xml:id="list3157837261" text:style-name="L1">
        <text:list-item>
          <text:p text:style-name="P7">Residential properties with a plinth area of up to 100 sq. meters: the water tax rate is Rs. 5 per kiloliter.</text:p>
        </text:list-item>
        <text:list-item>
          <text:p text:style-name="P7">Residential properties with a plinth area of more than 100 sq. meters: the water tax rate is Rs. 10 per kiloliter.</text:p>
        </text:list-item>
        <text:list-item>
          <text:p text:style-name="P7">Commercial properties: the water tax rate is Rs. 20 per kiloliter</text:p>
        </text:list-item>
        <text:list-item>
          <text:p text:style-name="P6"><text:span text:style-name="T2">Industrial properties: the water tax rate is Rs. 30 per kiloliter.</text:span></text:p>
        </text:list-item>
      </text:list>
      <text:p text:style-name="P14"><text:span text:style-name="T5"/></text:p>
      <text:p text:style-name="P14"><text:span text:style-name="T5"/></text:p>
      <text:p text:style-name="P14"><text:span text:style-name="T5"/></text:p>
      <text:p text:style-name="P14"><text:soft-page-break/><text:span text:style-name="T5">5. Is there any water and/or wastewater treatment plant available in your hometown? If yes, provide details. What are their treatment capacities? List the unit processes being implemented in these treatment plants. If no, then how is water treated before consumption? How effective is it?</text:span></text:p>
      <text:p text:style-name="P14"><text:span text:style-name="T5">Yes, there are several water and wastewater treatment plants available in Kolkata.</text:span></text:p>
      <text:p text:style-name="P9">The major water treatment plant in Kolkata is the Palta Water Works, which is located on the banks of the River Hooghly. This plant has a treatment capacity of around 450 million liters per day (MLD). The treatment processes implemented in this plant include coagulation, flocculation, sedimentation, filtration, and disinfection. The plant uses various chemicals, such as aluminum sulfate and chlorine, to treat the water and remove impurities.</text:p>
      <text:p text:style-name="P9">Another important water treatment plant in Kolkata is the Dhapa Water Works, which has a treatment capacity of around 200 MLD. This plant uses similar treatment processes as the Palta Water Works to provide safe and potable water to the residents of Kolkata.</text:p>
      <text:p text:style-name="P9">In addition to these, there are also several smaller water treatment plants located in different areas of Kolkata that cater to the water needs of those regions.</text:p>
      <text:p text:style-name="P9">For wastewater treatment, Kolkata has the East Kolkata Wetlands (EKW) treatment plant, which is the largest wetlands-based wastewater treatment plant in the world. The plant has a treatment capacity of around 500 MLD and uses a combination of physical, chemical, and biological processes to treat the wastewater. The treated wastewater is then used for agriculture and aquaculture purposes.</text:p>
      <text:p text:style-name="P9">Apart from these, there are also several smaller wastewater treatment plants located in different areas of Kolkata.</text:p>
      <text:p text:style-name="P9">The water treatment systems in Kolkata are relatively effective, but there are still some challenges in terms of water quality and availability. Despite the efforts of the Calcutta Municipal Corporation (CMC) to improve the water supply and treatment systems, water-borne diseases are still a common problem in the city, especially in the slum areas. Additionally, there is also a shortage of water during the dry season, which can affect the supply of drinking water to some areas. The CMC is working to address these challenges and improve the water and wastewater treatment systems in Kolkata.</text:p>
      <text:p text:style-name="P9"/>
      <text:p text:style-name="P14"><text:span text:style-name="T5"/></text:p>
      <text:p text:style-name="P14"><text:soft-page-break/><text:span text:style-name="T5">6. </text:span><text:span text:style-name="T4">What changes have you observed in the availability and quality of water in your hometown during past 10 years? What are the possible reasons an</text:span><text:span text:style-name="T5">d why?</text:span></text:p>
      <text:p text:style-name="P9"><text:span text:style-name="T11">In the past 10 years, there have been several changes in the availability and quality of water in Kolkata. On the positive side, the Calcutta Municipal Corporation (CMC) has taken several measures to improve the water supply and treatment systems in the city. Some of these measures include the expansion of the water distribution network, the implementation of filtration plants, and the upgrading of existing water treatment plants.</text:span></text:p>
      <text:p text:style-name="P9">However, despite these efforts, there are still some challenges in terms of water quality and availability in Kolkata. The increasing population and industrialization in the city have put a strain on the existing water resources, leading to a shortage of water during the dry season. Additionally, the quality of the water in some areas is still a cause for concern, as it can contain impurities and pollutants that can cause health problems.</text:p>
      <text:p text:style-name="P9">The main reason for these challenges is the poor state of the water infrastructure in Kolkata and the lack of investment in the water and wastewater treatment systems. Additionally, the rapid urbanization and industrialization in the city have led to an increased demand for water, which has put a strain on the existing water resources. The discharge of industrial and domestic waste into the waterways has also contributed to the degradation of the water quality in Kolkata.</text:p>
      <text:p text:style-name="P9">To address these challenges, the CMC and the government of West Bengal are taking several measures to improve the water and wastewater treatment systems in Kolkata. Some of these measures include the implementation of water conservation measures, the upgrading of existing water treatment plants, and the expansion of the water distribution network. Additionally, there are also efforts underway to improve the sewage treatment and disposal systems in the city to reduce the pollution of the waterways.</text:p>
      <text:p text:style-name="P9">In conclusion, while there have been some positive changes in the availability and quality of water in Kolkata in the past 10 years, there is still much work to be done to fully address the water-related challenges in the city.</text:p>
      <text:p text:style-name="P12"/>
      <text:p text:style-name="P13"><text:span text:style-name="T10">7. </text:span>What are the major water related issues in your hometown at present? Explain in detail.</text:p>
      <text:p text:style-name="P14"><text:span text:style-name="T7">Kolkata, like many other cities in India, is facing several major water-related issues at present. Some of the most pressing issues include:</text:span></text:p>
      <text:p text:style-name="P9"><text:soft-page-break/><text:span text:style-name="T11"><text:s text:c="2"/>1. </text:span>Water scarcity: The increasing population and industrialization in Kolkata have put a strain on the existing water resources, leading to a shortage of water during the dry season. This shortage of water affects not only the residents of the city but also the industries, leading to a decline in the overall economic activity.</text:p>
      <text:p text:style-name="P9"><text:span text:style-name="T10"><text:s text:c="2"/>2. </text:span>Water quality: The quality of water in some areas of Kolkata is a cause for concern, as it can contain impurities and pollutants that can cause health problems. The discharge of industrial and domestic waste into the waterways has contributed to the degradation of the water quality in the city.</text:p>
      <text:p text:style-name="P9"><text:span text:style-name="T10"><text:s text:c="2"/>3. </text:span>Aging infrastructure: The water and wastewater treatment systems in Kolkata are facing challenges due to the poor state of the infrastructure and the lack of investment in the water and wastewater treatment systems. The aging infrastructure is leading to a decline in the quality of the treated water and a decline in the efficiency of the treatment plants.</text:p>
      <text:p text:style-name="P9"><text:span text:style-name="T10"><text:s text:c="2"/>4.</text:span>Sewage management: Kolkata is facing a challenge in terms of sewage management, as the city does not have an adequate number of sewage treatment plants to handle the growing volume of waste generated by the increasing population and industrialization. The discharge of untreated sewage into the waterways is leading to a decline in the water quality and posing a threat to public health.</text:p>
      <text:p text:style-name="P9"><text:span text:style-name="T10"><text:s text:c="2"/>5.</text:span>Water theft and pilferage: Water theft and pilferage is a common problem in Kolkata, as people steal water from the pipelines to meet their daily needs. This leads to a decline in the quality of the water and a reduction in the overall water pressure in the pipelines.</text:p>
      <text:p text:style-name="P9"><text:span text:style-name="T10">T</text:span>o address these challenges, the Calcutta Municipal Corporation (CMC) and the government of West Bengal are taking several measures to improve the water and wastewater treatment systems in Kolkata. Some of these measures include the implementation of water conservation measures, the upgrading of existing water treatment plants, the expansion of the water distribution network, and the improvement of the sewage treatment and disposal systems. Additionally, there are also efforts underway to raise public awareness about the importance of water conservation and the need to protect the water resources</text:p>
      <text:p text:style-name="P9">In conclusion, while there have been some positive changes in the water and wastewater treatment systems in Kolkata, there is still much work to be done to fully address the water-related challenges in the city. The government and the CMC need to take a comprehensive approach to tackle these challenges and ensure that the residents of Kolkata have access to safe and potable water.</text:p>
      <text:p text:style-name="P12"/>
      <text:p text:style-name="P9"><text:soft-page-break/><text:span text:style-name="T9">8. Based on your understanding, recommend some measures to address these important water related issues in your hometown.</text:span></text:p>
      <text:p text:style-name="P15"><text:span text:style-name="T6">To address the major water-related issues in Kolkata, a comprehensive approach is required that involves the government, the local authorities, and the citizens of the city. Some of the measures that can be taken to address these issues are:</text:span></text:p>
      <text:p text:style-name="P10"><text:span text:style-name="T12">1.</text:span>Water conservation and management: The government and the local authorities can take measures to conserve and manage water more effectively. This can be done through the implementation of rainwater harvesting systems, the promotion of water-saving technologies, and the optimization of the existing water resources.</text:p>
      <text:p text:style-name="P10"><text:span text:style-name="T13">2.</text:span>Improving water quality: The government can take measures to improve the water quality in Kolkata by setting and enforcing stricter water quality standards, and by taking action against industries that discharge pollutants into the waterways. Additionally, the government can also take steps to upgrade the existing water treatment plants to ensure that the treated water meets the required standards.</text:p>
      <text:p text:style-name="P10"><text:span text:style-name="T13">3.</text:span>Upgrading infrastructure: The government can invest in upgrading the water and wastewater treatment systems in Kolkata to ensure that they are functioning efficiently and effectively. This will require the expansion of the water distribution network and the construction of new treatment plants to handle the growing volume of waste generated by the increasing population and industrialization.</text:p>
      <text:p text:style-name="P10"><text:span text:style-name="T13">4.</text:span>Public education and awareness: The government can launch public education campaigns to raise awareness about the importance of water conservation and the need to protect the water resources. This will help to change the attitudes and behaviors of the citizens of Kolkata towards water conservation and management.</text:p>
      <text:p text:style-name="P10"><text:span text:style-name="T13">5.</text:span>Strengthening enforcement measures: The government can take measures to strengthen the enforcement of laws and regulations related to water management and conservation. This will help to prevent water theft and pilferage, and ensure that the water resources are managed sustainably for the benefit of all.</text:p>
      <text:p text:style-name="P10"><text:span text:style-name="T13">6.</text:span>Community involvement: The community can play a critical role in addressing the water-related issues in Kolkata. Community-based organizations can be established to monitor and report on the quality of water and to raise awareness about the importance of water conservation and management.</text:p>
      <text:p text:style-name="P10">In conclusion, addressing the water-related issues in Kolkata will require a multi-pronged approach that involves the government, the local authorities, and the citizens of the city. By working together, it is possible to conserve and manage the water resources more effectively, to improve the water quality, and to ensure that the residents of Kolkata have access to safe and potable wat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5T13:47:21.705486229</meta:creation-date>
    <dc:date>2023-02-05T16:37:57.098469437</dc:date>
    <meta:editing-duration>PT9M3S</meta:editing-duration>
    <meta:editing-cycles>2</meta:editing-cycles>
    <meta:generator>LibreOffice/7.3.7.2$Linux_X86_64 LibreOffice_project/30$Build-2</meta:generator>
    <meta:document-statistic meta:table-count="0" meta:image-count="0" meta:object-count="0" meta:page-count="5" meta:paragraph-count="48" meta:word-count="1909" meta:character-count="12087" meta:non-whitespace-character-count="10219"/>
  </office:meta>
</office:document-meta>
</file>